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0000" draw:marker-end="a507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="a511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end="a515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end="a519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end="a523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svg:stroke-opacity="100%" draw:fill="solid" draw:fill-color="#eaeaea" draw:opacity="100%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svg:stroke-opacity="100%" draw:fill="solid" draw:fill-color="#dddddd" draw:opacity="100%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svg:stroke-opacity="100%" draw:fill="solid" draw:fill-color="#ffffff" draw:opacity="100%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000000" draw:marker-end="a554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marker-end="a558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end="a562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marker-end="a566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00" draw:marker-end="a570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draw:marker-end="a574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00" draw:marker-end="a589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svg:stroke-opacity="100%" draw:fill="solid" draw:fill-color="#000000" draw:opacity="100%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0000" draw:marker-end="a659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marker-end="a663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21" style:family="graphic" style:parent-style-name="standard">
      <style:graphic-properties draw:stroke="solid" svg:stroke-width="0.035cm" svg:stroke-color="#000000" draw:marker-end="a667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marker-end="a680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marker-end="a684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marker-end="a688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marker-end="a710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26" style:family="graphic" style:parent-style-name="standard">
      <style:graphic-properties draw:stroke="dash" draw:stroke-dash="a729" svg:stroke-width="0.035cm" svg:stroke-color="#000000" draw:marker-end="a730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27" style:family="graphic" style:parent-style-name="standard">
      <style:graphic-properties draw:stroke="solid" svg:stroke-width="0.035cm" svg:stroke-color="#000000" draw:marker-end="a737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marker-end="a756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29" style:family="graphic" style:parent-style-name="standard">
      <style:graphic-properties draw:stroke="solid" svg:stroke-width="0.035cm" svg:stroke-color="#000000" draw:marker-end="a769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  <style:paragraph-properties style:writing-mode="lr-tb" style:font-independent-line-spacing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solid" draw:fill-color="#eaeaea" draw:opacity="100%"/>
      <style:paragraph-properties style:writing-mode="lr-tb" style:font-independent-line-spacing="false"/>
    </style:style>
    <style:style style:name="P5" style:family="paragraph">
      <loext:graphic-properties draw:fill="solid" draw:fill-color="#dddddd" draw:opacity="100%"/>
      <style:paragraph-properties style:writing-mode="lr-tb" style:font-independent-line-spacing="false"/>
    </style:style>
    <style:style style:name="P6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P9" style:family="paragraph">
      <loext:graphic-properties draw:fill="none"/>
      <style:paragraph-properties style:writing-mode="lr-tb" style:font-independent-line-spacing="true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>
        <draw:custom-shape draw:name="Straight Connector 1" draw:style-name="gr1" draw:text-style-name="P1" draw:layer="layout" svg:width="2.606cm" svg:height="0.005cm" svg:x="19.429cm" svg:y="17.707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" draw:style-name="gr2" draw:text-style-name="P1" draw:layer="layout" svg:width="8.401cm" svg:height="0.026cm" svg:x="10.755cm" svg:y="17.476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3" draw:style-name="gr3" draw:text-style-name="P1" draw:layer="layout" svg:width="2.717cm" svg:height="0.001cm" svg:x="10.689cm" svg:y="13.83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4" draw:style-name="gr4" draw:text-style-name="P1" draw:layer="layout" svg:width="2.716cm" svg:height="0.001cm" svg:x="10.707cm" svg:y="14.96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5" draw:style-name="gr5" draw:text-style-name="P1" draw:layer="layout" svg:width="8.33cm" svg:height="0.001cm" svg:x="10.813cm" svg:y="16.90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6" draw:style-name="gr6" draw:text-style-name="P1" draw:layer="layout" svg:width="22.538cm" svg:height="1.058cm" svg:x="0.957cm" svg:y="0.847cm">
          <draw:text-box>
            <text:p text:style-name="P2"><text:span text:style-name="T1">HotJavaDraw - Architecture Overview</text:span></text:p>
          </draw:text-box>
        </draw:frame>
        <draw:frame draw:name="TextBox 7" draw:style-name="gr7" draw:text-style-name="P4" draw:layer="layout" svg:width="2.381cm" svg:height="0.741cm" svg:x="7.721cm" svg:y="7.166cm">
          <draw:text-box>
            <text:p text:style-name="P3"><text:span text:style-name="T2">Drawing</text:span></text:p>
          </draw:text-box>
        </draw:frame>
        <draw:frame draw:name="TextBox 8" draw:style-name="gr7" draw:text-style-name="P4" draw:layer="layout" svg:width="1.693cm" svg:height="0.688cm" svg:x="2.941cm" svg:y="9.812cm">
          <draw:text-box>
            <text:p text:style-name="P3"><text:span text:style-name="T2">Handle</text:span></text:p>
          </draw:text-box>
        </draw:frame>
        <draw:frame draw:name="TextBox 9" draw:style-name="gr7" draw:text-style-name="P4" draw:layer="layout" svg:width="2.386cm" svg:height="0.688cm" svg:x="7.721cm" svg:y="9.812cm">
          <draw:text-box>
            <text:p text:style-name="P3"><text:span text:style-name="T2">Figure</text:span></text:p>
          </draw:text-box>
        </draw:frame>
        <draw:frame draw:name="TextBox 10" draw:style-name="gr7" draw:text-style-name="P4" draw:layer="layout" svg:width="1.729cm" svg:height="0.688cm" svg:x="2.871cm" svg:y="7.166cm">
          <draw:text-box>
            <text:p text:style-name="P3"><text:span text:style-name="T2">Tool</text:span></text:p>
          </draw:text-box>
        </draw:frame>
        <draw:g draw:name="Group 11">
          <draw:custom-shape draw:name="Straight Connector 12" draw:style-name="gr8" draw:text-style-name="P1" draw:layer="layout" svg:width="0.001cm" svg:height="1.464cm" svg:x="3.744cm" svg:y="3.541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: Shape 13" draw:style-name="gr9" draw:text-style-name="P5" draw:layer="layout" svg:width="0.525cm" svg:height="0.34cm" svg:x="3.484cm" svg:y="4.123cm">
            <text:p/>
            <draw:enhanced-geometry svg:viewBox="0 0 526 341" draw:text-areas="?f8 ?f10 ?f9 ?f11" draw:type="non-primitive" draw:enhanced-path="M 0 341 L 526 341 26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26"/>
              <draw:equation draw:name="f7" draw:formula="?f4 / 341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</draw:g>
        <draw:g draw:name="Group 14">
          <draw:custom-shape draw:name="Straight Connector 15" draw:style-name="gr8" draw:text-style-name="P1" draw:layer="layout" svg:width="0.001cm" svg:height="1.464cm" svg:x="8.797cm" svg:y="3.554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: Shape 16" draw:style-name="gr9" draw:text-style-name="P5" draw:layer="layout" svg:width="0.525cm" svg:height="0.34cm" svg:x="8.537cm" svg:y="4.136cm">
            <text:p/>
            <draw:enhanced-geometry svg:viewBox="0 0 526 341" draw:text-areas="?f8 ?f10 ?f9 ?f11" draw:type="non-primitive" draw:enhanced-path="M 0 341 L 526 341 263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26"/>
              <draw:equation draw:name="f7" draw:formula="?f4 / 341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</draw:g>
        <draw:frame draw:name="TextBox 17" draw:style-name="gr7" draw:text-style-name="P4" draw:layer="layout" svg:width="2.558cm" svg:height="0.776cm" svg:x="2.536cm" svg:y="4.926cm">
          <draw:text-box>
            <text:p text:style-name="P3"><text:span text:style-name="T2">DrawWindow</text:span></text:p>
          </draw:text-box>
        </draw:frame>
        <draw:frame draw:name="TextBox 18" draw:style-name="gr10" draw:text-style-name="P6" draw:layer="layout" svg:width="1.693cm" svg:height="0.688cm" svg:x="2.818cm" svg:y="2.915cm">
          <draw:text-box>
            <text:p text:style-name="P3"><text:span text:style-name="T2">Frame</text:span></text:p>
          </draw:text-box>
        </draw:frame>
        <draw:frame draw:name="TextBox 19" draw:style-name="gr7" draw:text-style-name="P4" draw:layer="layout" svg:width="2.558cm" svg:height="0.758cm" svg:x="7.563cm" svg:y="4.926cm">
          <draw:text-box>
            <text:p text:style-name="P3"><text:span text:style-name="T2">DrawingView</text:span></text:p>
          </draw:text-box>
        </draw:frame>
        <draw:frame draw:name="TextBox 20" draw:style-name="gr10" draw:text-style-name="P6" draw:layer="layout" svg:width="1.693cm" svg:height="0.688cm" svg:x="7.863cm" svg:y="2.985cm">
          <draw:text-box>
            <text:p text:style-name="P3"><text:span text:style-name="T2">Panel</text:span></text:p>
          </draw:text-box>
        </draw:frame>
        <draw:custom-shape draw:name="Straight Connector 21" draw:style-name="gr11" draw:text-style-name="P1" draw:layer="layout" svg:width="1.914cm" svg:height="0.001cm" svg:x="5.53cm" svg:y="5.53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2" draw:style-name="gr12" draw:text-style-name="P1" draw:layer="layout" svg:width="2.196cm" svg:height="0.001cm" svg:x="5.226cm" svg:y="5.12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3" draw:style-name="gr13" draw:text-style-name="P1" draw:layer="layout" svg:width="0.001cm" svg:height="1.297cm" svg:x="8.718cm" svg:y="5.772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4" draw:style-name="gr14" draw:text-style-name="P1" draw:layer="layout" svg:width="0.001cm" svg:height="1.072cm" svg:x="3.797cm" svg:y="6.0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5" draw:style-name="gr15" draw:text-style-name="P1" draw:layer="layout" svg:width="0.001cm" svg:height="1.35cm" svg:x="8.744cm" svg:y="8.25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6" draw:style-name="gr16" draw:text-style-name="P1" draw:layer="layout" svg:width="2.853cm" svg:height="0.001cm" svg:x="4.778cm" svg:y="10.191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27" draw:style-name="gr6" draw:text-style-name="P1" draw:layer="layout" svg:width="1.764cm" svg:height="0.679cm" svg:x="10.244cm" svg:y="4.798cm">
          <draw:text-box>
            <text:p text:style-name="P2"><text:span text:style-name="T2">selection</text:span></text:p>
          </draw:text-box>
        </draw:frame>
        <draw:frame draw:name="TextBox 28" draw:style-name="gr6" draw:text-style-name="P1" draw:layer="layout" svg:width="1.588cm" svg:height="0.679cm" svg:x="5.446cm" svg:y="9.666cm">
          <draw:text-box>
            <text:p text:style-name="P2"><text:span text:style-name="T2">handles</text:span></text:p>
          </draw:text-box>
        </draw:frame>
        <draw:frame draw:name="TextBox 29" draw:style-name="gr6" draw:text-style-name="P1" draw:layer="layout" svg:width="1.513cm" svg:height="1.102cm" svg:x="2.509cm" svg:y="5.874cm">
          <draw:text-box>
            <text:p text:style-name="P7"><text:span text:style-name="T2">current</text:span></text:p>
            <text:p text:style-name="P7"><text:span text:style-name="T2">tool</text:span></text:p>
          </draw:text-box>
        </draw:frame>
        <draw:custom-shape draw:name="Freeform: Shape 30" draw:style-name="gr17" draw:text-style-name="P1" draw:layer="layout" svg:width="1.147cm" svg:height="4.789cm" svg:x="10.244cm" svg:y="5.323cm">
          <text:p/>
          <draw:enhanced-geometry svg:viewBox="0 0 1148 4790" draw:text-areas="?f8 ?f10 ?f9 ?f11" draw:type="non-primitive" draw:enhanced-path="F M 0 0 L 1148 0 1148 4790 0 479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48"/>
            <draw:equation draw:name="f7" draw:formula="?f4 / 479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: Shape 31" draw:style-name="gr18" draw:text-style-name="P8" draw:layer="layout" svg:width="0.198cm" svg:height="0.159cm" svg:x="8.643cm" svg:y="9.622cm">
          <text:p/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32" draw:style-name="gr18" draw:text-style-name="P8" draw:layer="layout" svg:width="0.198cm" svg:height="0.159cm" svg:x="10.098cm" svg:y="10.045cm">
          <text:p/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33" draw:style-name="gr18" draw:text-style-name="P8" draw:layer="layout" svg:width="0.194cm" svg:height="0.159cm" svg:x="4.617cm" svg:y="10.107cm">
          <text:p/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Straight Connector 34" draw:style-name="gr8" draw:text-style-name="P1" draw:layer="layout" svg:width="0.001cm" svg:height="5.755cm" svg:x="6.778cm" svg:y="12.54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5" draw:style-name="gr6" draw:text-style-name="P1" draw:layer="layout" svg:width="2.668cm" svg:height="0.679cm" svg:x="5.38cm" svg:y="11.818cm">
          <draw:text-box>
            <text:p text:style-name="P2"><text:span text:style-name="T2">aDrawingView</text:span></text:p>
          </draw:text-box>
        </draw:frame>
        <draw:frame draw:name="TextBox 36" draw:style-name="gr6" draw:text-style-name="P1" draw:layer="layout" svg:width="1.336cm" svg:height="0.679cm" svg:x="9.657cm" svg:y="11.818cm">
          <draw:text-box>
            <text:p text:style-name="P2"><text:span text:style-name="T2">aTool</text:span></text:p>
          </draw:text-box>
        </draw:frame>
        <draw:custom-shape draw:name="Straight Connector 37" draw:style-name="gr8" draw:text-style-name="P1" draw:layer="layout" svg:width="0.001cm" svg:height="5.742cm" svg:x="10.632cm" svg:y="12.54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8" draw:style-name="gr6" draw:text-style-name="P1" draw:layer="layout" svg:width="1.689cm" svg:height="0.679cm" svg:x="12.691cm" svg:y="11.818cm">
          <draw:text-box>
            <text:p text:style-name="P2"><text:span text:style-name="T2">aHandle</text:span></text:p>
          </draw:text-box>
        </draw:frame>
        <draw:frame draw:name="TextBox 39" draw:style-name="gr6" draw:text-style-name="P1" draw:layer="layout" svg:width="2.668cm" svg:height="0.679cm" svg:x="18.212cm" svg:y="11.818cm">
          <draw:text-box>
            <text:p text:style-name="P2"><text:span text:style-name="T2">aDrawWindow</text:span></text:p>
          </draw:text-box>
        </draw:frame>
        <draw:frame draw:name="TextBox 40" draw:style-name="gr6" draw:text-style-name="P1" draw:layer="layout" svg:width="1.336cm" svg:height="0.679cm" svg:x="21.475cm" svg:y="11.818cm">
          <draw:text-box>
            <text:p text:style-name="P2"><text:span text:style-name="T2">aTool</text:span></text:p>
          </draw:text-box>
        </draw:frame>
        <draw:custom-shape draw:name="Straight Connector 41" draw:style-name="gr8" draw:text-style-name="P1" draw:layer="layout" svg:width="0.001cm" svg:height="5.755cm" svg:x="13.507cm" svg:y="12.54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42" draw:style-name="gr8" draw:text-style-name="P1" draw:layer="layout" svg:width="0.001cm" svg:height="5.795cm" svg:x="19.31cm" svg:y="12.54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43" draw:style-name="gr8" draw:text-style-name="P1" draw:layer="layout" svg:width="0.001cm" svg:height="5.781cm" svg:x="22.141cm" svg:y="12.54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44" draw:style-name="gr6" draw:text-style-name="P1" draw:layer="layout" svg:width="2.293cm" svg:height="0.679cm" svg:x="4.101cm" svg:y="12.678cm">
          <draw:text-box>
            <text:p text:style-name="P2"><text:span text:style-name="T2">mouseDown</text:span></text:p>
          </draw:text-box>
        </draw:frame>
        <draw:frame draw:name="TextBox 45" draw:style-name="gr6" draw:text-style-name="P1" draw:layer="layout" svg:width="2.139cm" svg:height="0.679cm" svg:x="4.101cm" svg:y="13.842cm">
          <draw:text-box>
            <text:p text:style-name="P2"><text:span text:style-name="T2">mouseDrag</text:span></text:p>
          </draw:text-box>
        </draw:frame>
        <draw:frame draw:name="TextBox 46" draw:style-name="gr6" draw:text-style-name="P1" draw:layer="layout" svg:width="1.865cm" svg:height="0.679cm" svg:x="4.101cm" svg:y="15.059cm">
          <draw:text-box>
            <text:p text:style-name="P2"><text:span text:style-name="T2">mouseUp</text:span></text:p>
          </draw:text-box>
        </draw:frame>
        <draw:frame draw:name="TextBox 47" draw:style-name="gr6" draw:text-style-name="P1" draw:layer="layout" svg:width="2.099cm" svg:height="0.679cm" svg:x="11.068cm" svg:y="14.451cm">
          <draw:text-box>
            <text:p text:style-name="P2"><text:span text:style-name="T2">invokeStep</text:span></text:p>
          </draw:text-box>
        </draw:frame>
        <draw:frame draw:name="TextBox 48" draw:style-name="gr6" draw:text-style-name="P1" draw:layer="layout" svg:width="2.139cm" svg:height="0.679cm" svg:x="11.068cm" svg:y="13.313cm">
          <draw:text-box>
            <text:p text:style-name="P2"><text:span text:style-name="T2">invokeStart</text:span></text:p>
          </draw:text-box>
        </draw:frame>
        <draw:frame draw:name="TextBox 49" draw:style-name="gr6" draw:text-style-name="P1" draw:layer="layout" svg:width="2.042cm" svg:height="0.679cm" svg:x="11.068cm" svg:y="15.703cm">
          <draw:text-box>
            <text:p text:style-name="P2"><text:span text:style-name="T2">invokeEnd</text:span></text:p>
          </draw:text-box>
        </draw:frame>
        <draw:frame draw:name="TextBox 50" draw:style-name="gr6" draw:text-style-name="P1" draw:layer="layout" svg:width="2.628cm" svg:height="0.679cm" svg:x="10.769cm" svg:y="16.4cm">
          <draw:text-box>
            <text:p text:style-name="P2"><text:span text:style-name="T2">setDefaultTool</text:span></text:p>
          </draw:text-box>
        </draw:frame>
        <draw:frame draw:name="TextBox 51" draw:style-name="gr6" draw:text-style-name="P1" draw:layer="layout" svg:width="1.94cm" svg:height="0.679cm" svg:x="17.061cm" svg:y="16.969cm">
          <draw:text-box>
            <text:p text:style-name="P2"><text:span text:style-name="T2">deactivate</text:span></text:p>
          </draw:text-box>
        </draw:frame>
        <draw:frame draw:name="TextBox 52" draw:style-name="gr6" draw:text-style-name="P1" draw:layer="layout" svg:width="1.61cm" svg:height="0.679cm" svg:x="19.835cm" svg:y="17.123cm">
          <draw:text-box>
            <text:p text:style-name="P2"><text:span text:style-name="T2">activate</text:span></text:p>
          </draw:text-box>
        </draw:frame>
        <draw:g draw:name="Group 53">
          <draw:frame draw:name="TextBox 54" draw:style-name="gr7" draw:text-style-name="P4" draw:layer="layout" svg:width="3.81cm" svg:height="0.741cm" svg:x="16.17cm" svg:y="6.112cm">
            <draw:text-box>
              <text:p text:style-name="P3"><text:span text:style-name="T2">MouseInteractor</text:span></text:p>
            </draw:text-box>
          </draw:frame>
          <draw:frame draw:name="TextBox 55" draw:style-name="gr7" draw:text-style-name="P4" draw:layer="layout" svg:width="2.681cm" svg:height="0.741cm" svg:x="13.701cm" svg:y="7.576cm">
            <draw:text-box>
              <text:p text:style-name="P3"><text:span text:style-name="T2">DragInteractor</text:span></text:p>
            </draw:text-box>
          </draw:frame>
          <draw:frame draw:name="TextBox 56" draw:style-name="gr7" draw:text-style-name="P4" draw:layer="layout" svg:width="2.752cm" svg:height="0.741cm" svg:x="16.805cm" svg:y="7.576cm">
            <draw:text-box>
              <text:p text:style-name="P3"><text:span text:style-name="T2">HandleInteractor</text:span></text:p>
            </draw:text-box>
          </draw:frame>
          <draw:frame draw:name="TextBox 57" draw:style-name="gr7" draw:text-style-name="P4" draw:layer="layout" svg:width="3.334cm" svg:height="0.741cm" svg:x="20.051cm" svg:y="7.576cm">
            <draw:text-box>
              <text:p text:style-name="P3"><text:span text:style-name="T2">SelectAreaInteractor</text:span></text:p>
            </draw:text-box>
          </draw:frame>
          <draw:custom-shape draw:name="Freeform: Shape 58" draw:style-name="gr8" draw:text-style-name="P1" draw:layer="layout" svg:width="6.914cm" svg:height="0.265cm" svg:x="14.936cm" svg:y="7.311cm">
            <text:p/>
            <draw:enhanced-geometry svg:viewBox="0 0 6915 266" draw:text-areas="?f8 ?f10 ?f9 ?f11" draw:type="non-primitive" draw:enhanced-path="F M 0 255 L 0 0 6897 0 6897 266 6915 266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915"/>
              <draw:equation draw:name="f7" draw:formula="?f4 / 266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draw:name="Straight Connector 59" draw:style-name="gr8" draw:text-style-name="P1" draw:layer="layout" svg:width="0.001cm" svg:height="0.741cm" svg:x="18.146cm" svg:y="6.853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: Shape 60" draw:style-name="gr9" draw:text-style-name="P5" draw:layer="layout" svg:width="0.335cm" svg:height="0.282cm" svg:x="17.978cm" svg:y="7.029cm">
            <text:p/>
            <draw:enhanced-geometry svg:viewBox="0 0 336 283" draw:text-areas="?f8 ?f10 ?f9 ?f11" draw:type="non-primitive" draw:enhanced-path="M 0 283 L 336 283 167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6"/>
              <draw:equation draw:name="f7" draw:formula="?f4 / 283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name="TextBox 61" draw:style-name="gr6" draw:text-style-name="P1" draw:layer="layout" svg:width="4.238cm" svg:height="0.763cm" svg:x="18.807cm" svg:y="5.177cm">
            <draw:text-box>
              <text:p text:style-name="P2"><text:span text:style-name="T3">SelectionTool support</text:span></text:p>
            </draw:text-box>
          </draw:frame>
        </draw:g>
        <draw:custom-shape draw:name="Straight Connector 62" draw:style-name="gr19" draw:text-style-name="P1" draw:layer="layout" svg:width="2.276cm" svg:height="0.001cm" svg:x="4.383cm" svg:y="13.25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63" draw:style-name="gr20" draw:text-style-name="P1" draw:layer="layout" svg:width="2.276cm" svg:height="0.001cm" svg:x="4.383cm" svg:y="14.393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64" draw:style-name="gr21" draw:text-style-name="P1" draw:layer="layout" svg:width="2.276cm" svg:height="0.001cm" svg:x="4.383cm" svg:y="15.55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65" draw:style-name="gr6" draw:text-style-name="P1" draw:layer="layout" svg:width="2.293cm" svg:height="0.679cm" svg:x="7.302cm" svg:y="13.101cm">
          <draw:text-box>
            <text:p text:style-name="P2"><text:span text:style-name="T2">mouseDown</text:span></text:p>
          </draw:text-box>
        </draw:frame>
        <draw:frame draw:name="TextBox 66" draw:style-name="gr6" draw:text-style-name="P1" draw:layer="layout" svg:width="2.139cm" svg:height="0.679cm" svg:x="7.302cm" svg:y="14.265cm">
          <draw:text-box>
            <text:p text:style-name="P2"><text:span text:style-name="T2">mouseDrag</text:span></text:p>
          </draw:text-box>
        </draw:frame>
        <draw:frame draw:name="TextBox 67" draw:style-name="gr6" draw:text-style-name="P1" draw:layer="layout" svg:width="1.865cm" svg:height="0.679cm" svg:x="7.302cm" svg:y="15.483cm">
          <draw:text-box>
            <text:p text:style-name="P2"><text:span text:style-name="T2">mouseUp</text:span></text:p>
          </draw:text-box>
        </draw:frame>
        <draw:custom-shape draw:name="Straight Connector 68" draw:style-name="gr22" draw:text-style-name="P1" draw:layer="layout" svg:width="3.704cm" svg:height="0.001cm" svg:x="6.756cm" svg:y="13.67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69" draw:style-name="gr23" draw:text-style-name="P1" draw:layer="layout" svg:width="3.704cm" svg:height="0.001cm" svg:x="6.765cm" svg:y="14.81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70" draw:style-name="gr24" draw:text-style-name="P1" draw:layer="layout" svg:width="3.705cm" svg:height="0.001cm" svg:x="6.773cm" svg:y="15.98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71" draw:style-name="gr9" draw:text-style-name="P5" draw:layer="layout" svg:width="0.238cm" svg:height="0.873cm" svg:x="6.668cm" svg:y="13.194cm">
          <text:p/>
          <draw:enhanced-geometry svg:viewBox="0 0 21600 21600" draw:type="non-primitive" draw:enhanced-path="M 0 0 L 21600 0 21600 21600 0 21600 Z N"/>
        </draw:custom-shape>
        <draw:custom-shape draw:name="Rectangle 72" draw:style-name="gr9" draw:text-style-name="P5" draw:layer="layout" svg:width="0.238cm" svg:height="0.873cm" svg:x="6.659cm" svg:y="14.376cm">
          <text:p/>
          <draw:enhanced-geometry svg:viewBox="0 0 21600 21600" draw:type="non-primitive" draw:enhanced-path="M 0 0 L 21600 0 21600 21600 0 21600 Z N"/>
        </draw:custom-shape>
        <draw:custom-shape draw:name="Rectangle 73" draw:style-name="gr9" draw:text-style-name="P5" draw:layer="layout" svg:width="0.229cm" svg:height="2.478cm" svg:x="6.65cm" svg:y="15.558cm">
          <text:p/>
          <draw:enhanced-geometry svg:viewBox="0 0 21600 21600" draw:type="non-primitive" draw:enhanced-path="M 0 0 L 21600 0 21600 21600 0 21600 Z N"/>
        </draw:custom-shape>
        <draw:custom-shape draw:name="Rectangle 74" draw:style-name="gr9" draw:text-style-name="P5" draw:layer="layout" svg:width="0.238cm" svg:height="0.873cm" svg:x="10.504cm" svg:y="13.617cm">
          <text:p/>
          <draw:enhanced-geometry svg:viewBox="0 0 21600 21600" draw:type="non-primitive" draw:enhanced-path="M 0 0 L 21600 0 21600 21600 0 21600 Z N"/>
        </draw:custom-shape>
        <draw:custom-shape draw:name="Rectangle 75" draw:style-name="gr9" draw:text-style-name="P5" draw:layer="layout" svg:width="0.238cm" svg:height="0.873cm" svg:x="10.504cm" svg:y="14.746cm">
          <text:p/>
          <draw:enhanced-geometry svg:viewBox="0 0 21600 21600" draw:type="non-primitive" draw:enhanced-path="M 0 0 L 21600 0 21600 21600 0 21600 Z N"/>
        </draw:custom-shape>
        <draw:custom-shape draw:name="Rectangle 76" draw:style-name="gr9" draw:text-style-name="P5" draw:layer="layout" svg:width="0.203cm" svg:height="2.108cm" svg:x="10.513cm" svg:y="15.928cm">
          <text:p/>
          <draw:enhanced-geometry svg:viewBox="0 0 21600 21600" draw:type="non-primitive" draw:enhanced-path="M 0 0 L 21600 0 21600 21600 0 21600 Z N"/>
        </draw:custom-shape>
        <draw:custom-shape draw:name="Straight Connector 77" draw:style-name="gr25" draw:text-style-name="P1" draw:layer="layout" svg:width="2.716cm" svg:height="0.001cm" svg:x="10.742cm" svg:y="16.219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78" draw:style-name="gr9" draw:text-style-name="P5" draw:layer="layout" svg:width="0.251cm" svg:height="1.169cm" svg:x="19.165cm" svg:y="16.863cm">
          <text:p/>
          <draw:enhanced-geometry svg:viewBox="0 0 21600 21600" draw:type="non-primitive" draw:enhanced-path="M 0 0 L 21600 0 21600 21600 0 21600 Z N"/>
        </draw:custom-shape>
        <draw:custom-shape draw:name="Rectangle 79" draw:style-name="gr9" draw:text-style-name="P5" draw:layer="layout" svg:width="0.225cm" svg:height="0.437cm" svg:x="22.035cm" svg:y="17.582cm">
          <text:p/>
          <draw:enhanced-geometry svg:viewBox="0 0 21600 21600" draw:type="non-primitive" draw:enhanced-path="M 0 0 L 21600 0 21600 21600 0 21600 Z N"/>
        </draw:custom-shape>
        <draw:custom-shape draw:name="Rectangle 80" draw:style-name="gr9" draw:text-style-name="P5" draw:layer="layout" svg:width="0.238cm" svg:height="0.578cm" svg:x="13.414cm" svg:y="13.816cm">
          <text:p/>
          <draw:enhanced-geometry svg:viewBox="0 0 21600 21600" draw:type="non-primitive" draw:enhanced-path="M 0 0 L 21600 0 21600 21600 0 21600 Z N"/>
        </draw:custom-shape>
        <draw:custom-shape draw:name="Rectangle 81" draw:style-name="gr9" draw:text-style-name="P5" draw:layer="layout" svg:width="0.238cm" svg:height="0.578cm" svg:x="13.428cm" svg:y="14.927cm">
          <text:p/>
          <draw:enhanced-geometry svg:viewBox="0 0 21600 21600" draw:type="non-primitive" draw:enhanced-path="M 0 0 L 21600 0 21600 21600 0 21600 Z N"/>
        </draw:custom-shape>
        <draw:custom-shape draw:name="Rectangle 82" draw:style-name="gr9" draw:text-style-name="P5" draw:layer="layout" svg:width="0.238cm" svg:height="0.578cm" svg:x="13.428cm" svg:y="16.144cm">
          <text:p/>
          <draw:enhanced-geometry svg:viewBox="0 0 21600 21600" draw:type="non-primitive" draw:enhanced-path="M 0 0 L 21600 0 21600 21600 0 21600 Z N"/>
        </draw:custom-shape>
        <draw:custom-shape draw:name="Straight Connector 83" draw:style-name="gr26" draw:text-style-name="P1" draw:layer="layout" svg:width="0.001cm" svg:height="1.23cm" svg:x="9.181cm" svg:y="5.781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84" draw:style-name="gr6" draw:text-style-name="P1" draw:layer="layout" svg:width="2.139cm" svg:height="0.679cm" svg:x="9.027cm" svg:y="6.094cm">
          <draw:text-box>
            <text:p text:style-name="P2"><text:span text:style-name="T2">notification</text:span></text:p>
          </draw:text-box>
        </draw:frame>
        <draw:custom-shape draw:name="Straight Connector 85" draw:style-name="gr27" draw:text-style-name="P1" draw:layer="layout" svg:width="0.001cm" svg:height="1.68cm" svg:x="9.194cm" svg:y="7.977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86" draw:style-name="gr6" draw:text-style-name="P1" draw:layer="layout" svg:width="1.826cm" svg:height="1.102cm" svg:x="9.044cm" svg:y="8.427cm">
          <draw:text-box>
            <text:p text:style-name="P2"><text:span text:style-name="T2">figure</text:span><text:span text:style-name="T2"><text:line-break/></text:span><text:span text:style-name="T2">container</text:span></text:p>
          </draw:text-box>
        </draw:frame>
        <draw:frame draw:name="TextBox 87" draw:style-name="gr6" draw:text-style-name="P1" draw:layer="layout" svg:width="1.588cm" svg:height="0.679cm" svg:x="15.249cm" svg:y="11.814cm">
          <draw:text-box>
            <text:p text:style-name="P2"><text:span text:style-name="T2">aFigure</text:span></text:p>
          </draw:text-box>
        </draw:frame>
        <draw:custom-shape draw:name="Straight Connector 88" draw:style-name="gr8" draw:text-style-name="P1" draw:layer="layout" svg:width="0.001cm" svg:height="5.794cm" svg:x="16.4cm" svg:y="12.52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89" draw:style-name="gr9" draw:text-style-name="P5" draw:layer="layout" svg:width="0.243cm" svg:height="0.551cm" svg:x="16.281cm" svg:y="15.046cm">
          <text:p/>
          <draw:enhanced-geometry svg:viewBox="0 0 21600 21600" draw:type="non-primitive" draw:enhanced-path="M 0 0 L 21600 0 21600 21600 0 21600 Z N"/>
        </draw:custom-shape>
        <draw:frame draw:name="TextBox 90" draw:style-name="gr6" draw:text-style-name="P1" draw:layer="layout" svg:width="1.707cm" svg:height="0.679cm" svg:x="14.098cm" svg:y="14.57cm">
          <draw:text-box>
            <text:p text:style-name="P2"><text:span text:style-name="T2">moveBy</text:span></text:p>
          </draw:text-box>
        </draw:frame>
        <draw:custom-shape draw:name="Straight Connector 91" draw:style-name="gr28" draw:text-style-name="P1" draw:layer="layout" svg:width="2.487cm" svg:height="0.001cm" svg:x="13.692cm" svg:y="15.081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Diamond 92" draw:style-name="gr8" draw:text-style-name="P1" draw:layer="layout" svg:width="0.437cm" svg:height="0.304cm" svg:x="5.106cm" svg:y="5.371cm">
          <text:p/>
          <draw:enhanced-geometry svg:viewBox="0 0 21600 21600" draw:path-stretchpoint-x="21600" draw:path-stretchpoint-y="21600" draw:text-areas="?f10 ?f6 ?f12 ?f13" draw:type="non-primitive" draw:enhanced-path="M ?f0 ?f7 L ?f11 ?f2 ?f1 ?f7 ?f1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draw:name="Diamond 93" draw:style-name="gr8" draw:text-style-name="P1" draw:layer="layout" svg:width="0.348cm" svg:height="0.331cm" svg:x="3.62cm" svg:y="5.702cm">
          <text:p/>
          <draw:enhanced-geometry svg:viewBox="0 0 21600 21600" draw:path-stretchpoint-x="21600" draw:path-stretchpoint-y="21600" draw:text-areas="?f10 ?f6 ?f12 ?f13" draw:type="non-primitive" draw:enhanced-path="M ?f0 ?f7 L ?f11 ?f2 ?f1 ?f7 ?f1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draw:name="Diamond 94" draw:style-name="gr8" draw:text-style-name="P1" draw:layer="layout" svg:width="0.348cm" svg:height="0.331cm" svg:x="4.652cm" svg:y="5.706cm">
          <text:p/>
          <draw:enhanced-geometry svg:viewBox="0 0 21600 21600" draw:path-stretchpoint-x="21600" draw:path-stretchpoint-y="21600" draw:text-areas="?f10 ?f6 ?f12 ?f13" draw:type="non-primitive" draw:enhanced-path="M ?f0 ?f7 L ?f11 ?f2 ?f1 ?f7 ?f1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draw:name="Freeform: Shape 95" draw:style-name="gr29" draw:text-style-name="P1" draw:layer="layout" svg:width="2.686cm" svg:height="1.085cm" svg:x="4.833cm" svg:y="6.046cm">
          <text:p/>
          <draw:enhanced-geometry svg:viewBox="0 0 2687 1086" draw:text-areas="?f8 ?f10 ?f9 ?f11" draw:type="non-primitive" draw:enhanced-path="F M 0 0 L 0 424 2687 1086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87"/>
            <draw:equation draw:name="f7" draw:formula="?f4 / 108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Diamond 96" draw:style-name="gr8" draw:text-style-name="P1" draw:layer="layout" svg:width="0.348cm" svg:height="0.331cm" svg:x="8.564cm" svg:y="7.915cm">
          <text:p/>
          <draw:enhanced-geometry svg:viewBox="0 0 21600 21600" draw:path-stretchpoint-x="21600" draw:path-stretchpoint-y="21600" draw:text-areas="?f10 ?f6 ?f12 ?f13" draw:type="non-primitive" draw:enhanced-path="M ?f0 ?f7 L ?f11 ?f2 ?f1 ?f7 ?f1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presentation:notes draw:style-name="dp2">
          <draw:frame draw:name="Slide Number Placeholder 6" draw:style-name="gr30" draw:text-style-name="P9" draw:layer="layout" svg:width="9.113cm" svg:height="1.484cm" svg:x="11.886cm" svg:y="28.2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layer="layout" svg:width="14.843cm" svg:height="11.135cm" svg:x="3.078cm" svg:y="2.258cm" draw:page-number="1" presentation:class="page"/>
          <draw:frame draw:name="Notes Placeholder 2"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507" svg:viewBox="0 0 20 30" svg:d="M10 0l-10 30h20z"/>
    <draw:marker draw:name="a511" svg:viewBox="0 0 20 30" svg:d="M10 0l-10 30h20z"/>
    <draw:marker draw:name="a515" svg:viewBox="0 0 20 30" svg:d="M10 0l-10 30h20z"/>
    <draw:marker draw:name="a519" svg:viewBox="0 0 20 30" svg:d="M10 0l-10 30h20z"/>
    <draw:marker draw:name="a523" svg:viewBox="0 0 20 30" svg:d="M10 0l-10 30h20z"/>
    <draw:marker draw:name="a554" svg:viewBox="0 0 20 30" svg:d="M10 0l-10 30h20z"/>
    <draw:marker draw:name="a558" svg:viewBox="0 0 20 30" svg:d="M10 0l-10 30h20z"/>
    <draw:marker draw:name="a562" svg:viewBox="0 0 20 30" svg:d="M10 0l-10 30h20z"/>
    <draw:marker draw:name="a566" svg:viewBox="0 0 20 30" svg:d="M10 0l-10 30h20z"/>
    <draw:marker draw:name="a570" svg:viewBox="0 0 20 30" svg:d="M10 0l-10 30h20z"/>
    <draw:marker draw:name="a574" svg:viewBox="0 0 20 30" svg:d="M10 0l-10 30h20z"/>
    <draw:marker draw:name="a589" svg:viewBox="0 0 20 30" svg:d="M10 0l-10 30h20z"/>
    <draw:marker draw:name="a659" svg:viewBox="0 0 20 30" svg:d="M10 0l-10 30h20z"/>
    <draw:marker draw:name="a663" svg:viewBox="0 0 20 30" svg:d="M10 0l-10 30h20z"/>
    <draw:marker draw:name="a667" svg:viewBox="0 0 20 30" svg:d="M10 0l-10 30h20z"/>
    <draw:marker draw:name="a680" svg:viewBox="0 0 20 30" svg:d="M10 0l-10 30h20z"/>
    <draw:marker draw:name="a684" svg:viewBox="0 0 20 30" svg:d="M10 0l-10 30h20z"/>
    <draw:marker draw:name="a688" svg:viewBox="0 0 20 30" svg:d="M10 0l-10 30h20z"/>
    <draw:marker draw:name="a710" svg:viewBox="0 0 20 30" svg:d="M10 0l-10 30h20z"/>
    <draw:marker draw:name="a730" svg:viewBox="0 0 20 30" svg:d="M10 0l-10 30h20z"/>
    <draw:marker draw:name="a737" svg:viewBox="0 0 20 30" svg:d="M10 0l-10 30h20z"/>
    <draw:marker draw:name="a756" svg:viewBox="0 0 20 30" svg:d="M10 0l-10 30h20z"/>
    <draw:marker draw:name="a769" svg:viewBox="0 0 20 30" svg:d="M10 0l-10 30h20z"/>
    <draw:stroke-dash draw:name="a729" draw:style="rect" draw:dots1="1" draw:dots1-length="0.035cm" draw:distance="0.035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Master0-background" style:family="presentation">
      <style:graphic-properties draw:stroke="none" draw:fill="solid" draw:fill-color="#ffffff" draw:opacity="100%"/>
      <style:text-properties style:letter-kerning="true"/>
    </style:style>
    <style:style style:name="Master1-Master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aster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aster0-outline1" style:family="presentation">
      <style:graphic-properties draw:stroke="none" draw:fill="none" draw:auto-grow-height="false" draw:fit-to-size="false" style:shrink-to-fit="true">
        <text:list-style style:name="Master1-Master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aster0-outline2" style:family="presentation" style:parent-style-name="Master1-Master0-outline1">
      <style:paragraph-properties fo:margin-top="0.4cm" fo:margin-bottom="0cm"/>
      <style:text-properties fo:font-size="28pt" style:font-size-asian="28pt" style:font-size-complex="28pt"/>
    </style:style>
    <style:style style:name="Master1-Master0-outline3" style:family="presentation" style:parent-style-name="Master1-Master0-outline2">
      <style:paragraph-properties fo:margin-top="0.3cm" fo:margin-bottom="0cm"/>
      <style:text-properties fo:font-size="24pt" style:font-size-asian="24pt" style:font-size-complex="24pt"/>
    </style:style>
    <style:style style:name="Master1-Master0-outline4" style:family="presentation" style:parent-style-name="Master1-Master0-outline3">
      <style:paragraph-properties fo:margin-top="0.2cm" fo:margin-bottom="0cm"/>
      <style:text-properties fo:font-size="20pt" style:font-size-asian="20pt" style:font-size-complex="20pt"/>
    </style:style>
    <style:style style:name="Master1-Master0-outline5" style:family="presentation" style:parent-style-name="Master1-Master0-outline4">
      <style:paragraph-properties fo:margin-top="0.1cm" fo:margin-bottom="0cm"/>
      <style:text-properties fo:font-size="20pt" style:font-size-asian="20pt" style:font-size-complex="20pt"/>
    </style:style>
    <style:style style:name="Master1-Master0-outline6" style:family="presentation" style:parent-style-name="Master1-Master0-outline5">
      <style:paragraph-properties fo:margin-top="0.1cm" fo:margin-bottom="0cm"/>
      <style:text-properties fo:font-size="20pt" style:font-size-asian="20pt" style:font-size-complex="20pt"/>
    </style:style>
    <style:style style:name="Master1-Master0-outline7" style:family="presentation" style:parent-style-name="Master1-Master0-outline6">
      <style:paragraph-properties fo:margin-top="0.1cm" fo:margin-bottom="0cm"/>
      <style:text-properties fo:font-size="20pt" style:font-size-asian="20pt" style:font-size-complex="20pt"/>
    </style:style>
    <style:style style:name="Master1-Master0-outline8" style:family="presentation" style:parent-style-name="Master1-Master0-outline7">
      <style:paragraph-properties fo:margin-top="0.1cm" fo:margin-bottom="0cm"/>
      <style:text-properties fo:font-size="20pt" style:font-size-asian="20pt" style:font-size-complex="20pt"/>
    </style:style>
    <style:style style:name="Master1-Master0-outline9" style:family="presentation" style:parent-style-name="Master1-Master0-outline8">
      <style:paragraph-properties fo:margin-top="0.1cm" fo:margin-bottom="0cm"/>
      <style:text-properties fo:font-size="20pt" style:font-size-asian="20pt" style:font-size-complex="20pt"/>
    </style:style>
    <style:style style:name="Master1-Master0-subtitle" style:family="presentation">
      <style:graphic-properties draw:stroke="none" draw:fill="none" draw:textarea-vertical-align="middle">
        <text:list-style style:name="Master1-Master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aster0-title" style:family="presentation">
      <style:graphic-properties draw:stroke="none" draw:fill="none" draw:textarea-vertical-align="middle">
        <text:list-style style:name="Master1-Master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standard">
      <style:graphic-properties draw:stroke="solid" svg:stroke-width="0.035cm" svg:stroke-color="#000000" svg:stroke-opacity="100%" draw:fill="none" draw:textarea-horizontal-align="left" draw:textarea-vertical-align="top" draw:auto-grow-height="false" draw:auto-grow-width="false" fo:padding-top="0.142cm" fo:padding-bottom="0.142cm" fo:padding-left="0.267cm" fo:padding-right="0.267cm" fo:wrap-option="wrap"/>
      <style:paragraph-properties style:writing-mode="lr-tb"/>
    </style:style>
    <style:style style:name="Mpr1" style:family="presentation" style:parent-style-name="Master1-Master0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Master0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Master0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10-vertTx-Title-and-Vertical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48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11-vertTitleAndTx-Vertical-Title-and-Text-title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2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6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Master0" style:page-layout-name="PM1" draw:style-name="Mdp1">
      <draw:custom-shape draw:name="Rectangle 1" draw:style-name="Mgr3" draw:text-style-name="MP3" draw:layer="backgroundobjects" svg:width="25.4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Straight Connector 2" draw:style-name="Mgr4" draw:text-style-name="MP1" draw:layer="backgroundobjects" svg:width="25.396cm" svg:height="0.001cm" svg:x="0cm" svg:y="2.11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M0">
        <draw:page-thumbnail draw:name="Slide Image Placeholder 1" presentation:style-name="Master1-Master0-title" draw:layer="backgroundobjects" svg:width="19.798cm" svg:height="11.136cm" svg:x="0.6cm" svg:y="2.257cm" presentation:class="page"/>
        <draw:frame draw:name="Notes Placeholder 2" presentation:style-name="Mpr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" draw:text-style-name="MP4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Rectangle 3" draw:style-name="Mgr3" draw:text-style-name="MP3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Straight Connector 4" draw:style-name="Mgr4" draw:text-style-name="MP1" draw:layer="Master1-bg" svg:width="25.396cm" svg:height="0.001cm" svg:x="0cm" svg:y="2.11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4" draw:text-style-name="MP4" draw:layer="backgroundobjects" svg:width="19.05cm" svg:height="6.632cm" svg:x="3.175cm" svg:y="3.118cm" presentation:class="title">
        <draw:text-box>
          <text:p text:style-name="MP5"><text:span text:style-name="MT3">Click to edit Master title style</text:span></text:p>
        </draw:text-box>
      </draw:frame>
      <draw:frame draw:name="Subtitle 2" presentation:style-name="Mpr5" draw:text-style-name="MP4" draw:layer="backgroundobjects" svg:width="19.05cm" svg:height="4.599cm" svg:x="3.175cm" svg:y="10.006cm" presentation:class="subtitle">
        <draw:text-box>
          <text:p text:style-name="MP6"><text:span text:style-name="MT4">Click to edit Master subtitle style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" draw:text-style-name="MP4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Rectangle 3" draw:style-name="Mgr3" draw:text-style-name="MP3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Straight Connector 4" draw:style-name="Mgr4" draw:text-style-name="MP1" draw:layer="Master1-bg" svg:width="25.396cm" svg:height="0.001cm" svg:x="0cm" svg:y="2.11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9" draw:text-style-name="MP4" draw:layer="backgroundobjects" svg:width="21.908cm" svg:height="3.682cm" svg:x="1.746cm" svg:y="1.014cm" presentation:class="title">
        <draw:text-box>
          <text:p text:style-name="MP7"><text:span text:style-name="MT5">Click to edit Master title style</text:span></text:p>
        </draw:text-box>
      </draw:frame>
      <draw:frame draw:name="Content Placeholder 2" presentation:style-name="Mpr9" draw:text-style-name="MP4" draw:layer="backgroundobjects" svg:width="21.908cm" svg:height="12.087cm" svg:x="1.746cm" svg:y="5.071cm" presentation:class="title">
        <draw:text-box>
          <text:list text:style-name="ML5">
            <text:list-item>
              <text:p text:style-name="MP8"><text:span text:style-name="MT6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7">Third level</text:span></text:p>
                      <text:list>
                        <text:list-item>
                          <text:p text:style-name="MP11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Rectangle 3" draw:style-name="Mgr3" draw:text-style-name="MP3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Straight Connector 4" draw:style-name="Mgr4" draw:text-style-name="MP1" draw:layer="Master1-bg" svg:width="25.396cm" svg:height="0.001cm" svg:x="0cm" svg:y="2.11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3" draw:text-style-name="MP4" draw:layer="backgroundobjects" svg:width="21.908cm" svg:height="7.924cm" svg:x="1.733cm" svg:y="4.749cm" presentation:class="title">
        <draw:text-box>
          <text:p text:style-name="MP7"><text:span text:style-name="MT3">Click to edit Master title style</text:span></text:p>
        </draw:text-box>
      </draw:frame>
      <draw:frame draw:name="Text Placeholder 2" presentation:style-name="Mpr14" draw:text-style-name="MP4" draw:layer="backgroundobjects" svg:width="21.908cm" svg:height="4.167cm" svg:x="1.733cm" svg:y="12.749cm" presentation:class="outline">
        <draw:text-box>
          <text:list text:style-name="ML6">
            <text:list-item>
              <text:p text:style-name="MP13"><text:span text:style-name="MT9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1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" draw:text-style-name="MP4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Rectangle 4" draw:style-name="Mgr3" draw:text-style-name="MP3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Straight Connector 5" draw:style-name="Mgr4" draw:text-style-name="MP1" draw:layer="Master1-bg" svg:width="25.396cm" svg:height="0.001cm" svg:x="0cm" svg:y="2.11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8" draw:text-style-name="MP4" draw:layer="backgroundobjects" svg:width="21.908cm" svg:height="3.682cm" svg:x="1.746cm" svg:y="1.014cm" presentation:class="title">
        <draw:text-box>
          <text:p text:style-name="MP7"><text:span text:style-name="MT5">Click to edit Master title style</text:span></text:p>
        </draw:text-box>
      </draw:frame>
      <draw:frame draw:name="Content Placeholder 2" presentation:style-name="Mpr18" draw:text-style-name="MP4" draw:layer="backgroundobjects" svg:width="10.742cm" svg:height="12.087cm" svg:x="1.746cm" svg:y="5.071cm" presentation:class="title">
        <draw:text-box>
          <text:list text:style-name="ML5">
            <text:list-item>
              <text:p text:style-name="MP8"><text:span text:style-name="MT6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7">Third level</text:span></text:p>
                      <text:list>
                        <text:list-item>
                          <text:p text:style-name="MP11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8" draw:text-style-name="MP4" draw:layer="backgroundobjects" svg:width="10.742cm" svg:height="12.087cm" svg:x="12.912cm" svg:y="5.071cm" presentation:class="title">
        <draw:text-box>
          <text:list text:style-name="ML5">
            <text:list-item>
              <text:p text:style-name="MP8"><text:span text:style-name="MT6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7">Third level</text:span></text:p>
                      <text:list>
                        <text:list-item>
                          <text:p text:style-name="MP11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1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" draw:text-style-name="MP4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Rectangle 6" draw:style-name="Mgr3" draw:text-style-name="MP3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Straight Connector 7" draw:style-name="Mgr4" draw:text-style-name="MP1" draw:layer="Master1-bg" svg:width="25.396cm" svg:height="0.001cm" svg:x="0cm" svg:y="2.11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22" draw:text-style-name="MP4" draw:layer="backgroundobjects" svg:width="21.908cm" svg:height="3.682cm" svg:x="1.751cm" svg:y="1.014cm" presentation:class="title">
        <draw:text-box>
          <text:p text:style-name="MP7"><text:span text:style-name="MT5">Click to edit Master title style</text:span></text:p>
        </draw:text-box>
      </draw:frame>
      <draw:frame draw:name="Text Placeholder 2" presentation:style-name="Mpr23" draw:text-style-name="MP4" draw:layer="backgroundobjects" svg:width="10.746cm" svg:height="2.289cm" svg:x="1.751cm" svg:y="4.67cm" presentation:class="outline">
        <draw:text-box>
          <text:list text:style-name="ML6">
            <text:list-item>
              <text:p text:style-name="MP13"><text:span text:style-name="MT10">Click to edit Master text styles</text:span></text:p>
            </text:list-item>
          </text:list>
        </draw:text-box>
      </draw:frame>
      <draw:frame draw:name="Content Placeholder 3" presentation:style-name="Mpr22" draw:text-style-name="MP4" draw:layer="backgroundobjects" svg:width="10.746cm" svg:height="10.235cm" svg:x="1.751cm" svg:y="6.959cm" presentation:class="title">
        <draw:text-box>
          <text:list text:style-name="ML5">
            <text:list-item>
              <text:p text:style-name="MP8"><text:span text:style-name="MT6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7">Third level</text:span></text:p>
                      <text:list>
                        <text:list-item>
                          <text:p text:style-name="MP11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3" draw:text-style-name="MP4" draw:layer="backgroundobjects" svg:width="10.799cm" svg:height="2.289cm" svg:x="12.859cm" svg:y="4.67cm" presentation:class="outline">
        <draw:text-box>
          <text:list text:style-name="ML7">
            <text:list-item>
              <text:p text:style-name="MP13"><text:span text:style-name="MT10">Click to edit Master text styles</text:span></text:p>
            </text:list-item>
          </text:list>
        </draw:text-box>
      </draw:frame>
      <draw:frame draw:name="Content Placeholder 5" presentation:style-name="Mpr22" draw:text-style-name="MP4" draw:layer="backgroundobjects" svg:width="10.799cm" svg:height="10.235cm" svg:x="12.859cm" svg:y="6.959cm" presentation:class="title">
        <draw:text-box>
          <text:list text:style-name="ML5">
            <text:list-item>
              <text:p text:style-name="MP8"><text:span text:style-name="MT6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7">Third level</text:span></text:p>
                      <text:list>
                        <text:list-item>
                          <text:p text:style-name="MP11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" draw:text-style-name="MP4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Rectangle 2" draw:style-name="Mgr3" draw:text-style-name="MP3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Straight Connector 3" draw:style-name="Mgr4" draw:text-style-name="MP1" draw:layer="Master1-bg" svg:width="25.396cm" svg:height="0.001cm" svg:x="0cm" svg:y="2.11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27" draw:text-style-name="MP4" draw:layer="backgroundobjects" svg:width="21.908cm" svg:height="3.682cm" svg:x="1.746cm" svg:y="1.014cm" presentation:class="title">
        <draw:text-box>
          <text:p text:style-name="MP7"><text:span text:style-name="MT5">Click to edit Master title style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2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Rectangle 1" draw:style-name="Mgr3" draw:text-style-name="MP3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Straight Connector 2" draw:style-name="Mgr4" draw:text-style-name="MP1" draw:layer="Master1-bg" svg:width="25.396cm" svg:height="0.001cm" svg:x="0cm" svg:y="2.11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3" draw:text-style-name="MP4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Rectangle 4" draw:style-name="Mgr3" draw:text-style-name="MP3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Straight Connector 5" draw:style-name="Mgr4" draw:text-style-name="MP1" draw:layer="Master1-bg" svg:width="25.396cm" svg:height="0.001cm" svg:x="0cm" svg:y="2.11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34" draw:text-style-name="MP4" draw:layer="backgroundobjects" svg:width="8.193cm" svg:height="4.445cm" svg:x="1.751cm" svg:y="1.27cm" presentation:class="title">
        <draw:text-box>
          <text:p text:style-name="MP7"><text:span text:style-name="MT11">Click to edit Master title style</text:span></text:p>
        </draw:text-box>
      </draw:frame>
      <draw:frame draw:name="Content Placeholder 2" presentation:style-name="Mpr35" draw:text-style-name="MP4" draw:layer="backgroundobjects" svg:width="12.859cm" svg:height="13.538cm" svg:x="10.799cm" svg:y="2.743cm" presentation:class="title">
        <draw:text-box>
          <text:list text:style-name="ML5">
            <text:list-item>
              <text:p text:style-name="MP8"><text:span text:style-name="MT12">Click to edit Master text styles</text:span></text:p>
              <text:list>
                <text:list-item>
                  <text:p text:style-name="MP9"><text:span text:style-name="MT6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1"><text:span text:style-name="MT7">Fourth level</text:span></text:p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36" draw:text-style-name="MP4" draw:layer="backgroundobjects" svg:width="8.193cm" svg:height="10.588cm" svg:x="1.751cm" svg:y="5.715cm" presentation:class="outline">
        <draw:text-box>
          <text:list text:style-name="ML6">
            <text:list-item>
              <text:p text:style-name="MP13"><text:span text:style-name="MT13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9" draw:text-style-name="MP4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Rectangle 4" draw:style-name="Mgr3" draw:text-style-name="MP3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Straight Connector 5" draw:style-name="Mgr4" draw:text-style-name="MP1" draw:layer="Master1-bg" svg:width="25.396cm" svg:height="0.001cm" svg:x="0cm" svg:y="2.11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40" draw:text-style-name="MP4" draw:layer="backgroundobjects" svg:width="8.193cm" svg:height="4.445cm" svg:x="1.751cm" svg:y="1.27cm" presentation:class="title">
        <draw:text-box>
          <text:p text:style-name="MP7"><text:span text:style-name="MT11">Click to edit Master title style</text:span></text:p>
        </draw:text-box>
      </draw:frame>
      <draw:frame draw:name="Picture Placeholder 2" presentation:style-name="Mpr41" draw:text-style-name="MP4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42" draw:text-style-name="MP4" draw:layer="backgroundobjects" svg:width="8.193cm" svg:height="10.588cm" svg:x="1.751cm" svg:y="5.715cm" presentation:class="outline">
        <draw:text-box>
          <text:list text:style-name="ML6">
            <text:list-item>
              <text:p text:style-name="MP13"><text:span text:style-name="MT13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5" draw:text-style-name="MP4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Rectangle 3" draw:style-name="Mgr3" draw:text-style-name="MP3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Straight Connector 4" draw:style-name="Mgr4" draw:text-style-name="MP1" draw:layer="Master1-bg" svg:width="25.396cm" svg:height="0.001cm" svg:x="0cm" svg:y="2.11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46" draw:text-style-name="MP4" draw:layer="backgroundobjects" svg:width="21.908cm" svg:height="3.682cm" svg:x="1.746cm" svg:y="1.014cm" presentation:class="title">
        <draw:text-box>
          <text:p text:style-name="MP7"><text:span text:style-name="MT5">Click to edit Master title style</text:span></text:p>
        </draw:text-box>
      </draw:frame>
      <draw:frame draw:name="Vertical Text Placeholder 2" presentation:style-name="Mpr47" draw:text-style-name="MP14" draw:layer="backgroundobjects" svg:width="21.908cm" svg:height="12.087cm" svg:x="1.746cm" svg:y="5.071cm" presentation:class="outline">
        <draw:text-box>
          <text:list text:style-name="ML6">
            <text:list-item>
              <text:p text:style-name="MP8"><text:span text:style-name="MT6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7">Third level</text:span></text:p>
                      <text:list>
                        <text:list-item>
                          <text:p text:style-name="MP11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9.798cm" svg:height="11.136cm" svg:x="0.6cm" svg:y="2.257cm" presentation:class="page"/>
        <draw:frame draw:name="Notes Placeholder 2" presentation:style-name="Mpr4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0" draw:text-style-name="MP4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Rectangle 3" draw:style-name="Mgr3" draw:text-style-name="MP3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Straight Connector 4" draw:style-name="Mgr4" draw:text-style-name="MP1" draw:layer="Master1-bg" svg:width="25.396cm" svg:height="0.001cm" svg:x="0cm" svg:y="2.117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Vertical Title 1" presentation:style-name="Mpr51" draw:text-style-name="MP14" draw:layer="backgroundobjects" svg:width="5.477cm" svg:height="16.144cm" svg:x="18.177cm" svg:y="1.014cm" presentation:class="title">
        <draw:text-box>
          <text:p text:style-name="MP7"><text:span text:style-name="MT5">Click to edit Master title style</text:span></text:p>
        </draw:text-box>
      </draw:frame>
      <draw:frame draw:name="Vertical Text Placeholder 2" presentation:style-name="Mpr52" draw:text-style-name="MP14" draw:layer="backgroundobjects" svg:width="16.007cm" svg:height="16.144cm" svg:x="1.746cm" svg:y="1.014cm" presentation:class="outline">
        <draw:text-box>
          <text:list text:style-name="ML6">
            <text:list-item>
              <text:p text:style-name="MP8"><text:span text:style-name="MT6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7">Third level</text:span></text:p>
                      <text:list>
                        <text:list-item>
                          <text:p text:style-name="MP11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9.798cm" svg:height="11.136cm" svg:x="0.6cm" svg:y="2.257cm" presentation:class="page"/>
        <draw:frame draw:name="Notes Placeholder 2" presentation:style-name="Mpr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5" draw:text-style-name="MP4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2.2$Windows_X86_64 LibreOffice_project/49f2b1bff42cfccbd8f788c8dc32c1c309559be0</meta:generator>
    <dc:title>HotJavaDraw - Architecture Overview</dc:title>
    <meta:initial-creator>EGGENSCHWILER THOMAS</meta:initial-creator>
    <dc:creator>Rukmono, Satrio</dc:creator>
    <dc:date>2022-04-19T08:53:20Z</dc:date>
    <meta:editing-cycles>1</meta:editing-cycles>
    <meta:editing-duration>PT0S</meta:editing-duration>
    <meta:document-statistic meta:object-count="232"/>
  </office:meta>
</office:document-meta>
</file>